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7.17cm" style:rel-column-width="27620*"/>
    </style:style>
    <style:style style:name="Tableau1.B" style:family="table-column">
      <style:table-column-properties style:column-width="9.843cm" style:rel-column-width="3791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B4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Tableau1.B6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C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C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5pt" fo:font-style="italic" style:text-underline-style="none" style:font-size-asian="15pt" style:font-style-asian="italic" style:font-size-complex="15pt" style:font-style-complex="italic"/>
    </style:style>
    <style:style style:name="P2" style:family="paragraph" style:parent-style-name="Standard">
      <style:paragraph-properties fo:text-align="start" style:justify-single-word="false"/>
      <style:text-properties fo:font-size="15pt" fo:font-style="italic" style:text-underline-style="none" style:font-size-asian="15pt" style:font-style-asian="italic" style:font-size-complex="15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Footer">
      <style:paragraph-properties fo:text-align="center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e de description textuelle d'un cas d'utilisation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Cas d'utilisation</text:p>
          </table:table-cell>
          <table:table-cell table:style-name="Tableau1.B1" office:value-type="string">
            <text:p text:style-name="P5">Gérer la sortie pour quitter la parking</text:p>
          </table:table-cell>
        </table:table-row>
        <table:table-row>
          <table:table-cell table:style-name="Tableau1.A2" office:value-type="string">
            <text:p text:style-name="P5">Résumé</text:p>
          </table:table-cell>
          <table:table-cell table:style-name="Tableau1.B2" office:value-type="string">
            <text:p text:style-name="P5">Procédure lorsque l'on souhaite quitter le parking</text:p>
          </table:table-cell>
        </table:table-row>
        <table:table-row>
          <table:table-cell table:style-name="Tableau1.A2" office:value-type="string">
            <text:p text:style-name="P5">Acteurs</text:p>
          </table:table-cell>
          <table:table-cell table:style-name="Tableau1.B2" office:value-type="string">
            <text:p text:style-name="P5">- Conducteur du véhicule</text:p>
            <text:p text:style-name="P5">- Gardien</text:p>
          </table:table-cell>
        </table:table-row>
        <table:table-row>
          <table:table-cell table:style-name="Tableau1.A2" office:value-type="string">
            <text:p text:style-name="P5">Date de création</text:p>
          </table:table-cell>
          <table:table-cell table:style-name="Tableau1.B4" office:value-type="date" office:date-value="2017-11-13">
            <text:p text:style-name="P5">13/11/17</text:p>
          </table:table-cell>
        </table:table-row>
        <table:table-row>
          <table:table-cell table:style-name="Tableau1.A2" office:value-type="string">
            <text:p text:style-name="P5">Date de dernière modification</text:p>
          </table:table-cell>
          <table:table-cell table:style-name="Tableau1.B4" office:value-type="date" office:date-value="2017-11-13">
            <text:p text:style-name="P5">13/11/17</text:p>
          </table:table-cell>
        </table:table-row>
        <table:table-row>
          <table:table-cell table:style-name="Tableau1.A2" office:value-type="string">
            <text:p text:style-name="P5">Version</text:p>
          </table:table-cell>
          <table:table-cell table:style-name="Tableau1.B6" office:value-type="float" office:value="1">
            <text:p text:style-name="P5">1</text:p>
          </table:table-cell>
        </table:table-row>
        <table:table-row>
          <table:table-cell table:style-name="Tableau1.A2" office:value-type="string">
            <text:p text:style-name="P5">Auteur</text:p>
          </table:table-cell>
          <table:table-cell table:style-name="Tableau1.B2" office:value-type="string">
            <text:p text:style-name="P5">Delaune Rémi</text:p>
          </table:table-cell>
        </table:table-row>
      </table:table>
      <text:p text:style-name="P2"/>
      <text:p text:style-name="P3">1<text:tab/>Pré-conditions :</text:p>
      <text:p text:style-name="P3"/>
      <text:list xml:id="list8460433795890557063" text:style-name="L1">
        <text:list-item>
          <text:p text:style-name="P8">Système fonctionnel</text:p>
        </text:list-item>
        <text:list-item>
          <text:p text:style-name="P8">Véhicule dans le parking</text:p>
        </text:list-item>
        <text:list-item>
          <text:p text:style-name="P8">Pas de véhicule en entré</text:p>
        </text:list-item>
      </text:list>
      <text:p text:style-name="P4"/>
      <text:p text:style-name="P3">2<text:tab/>Scénario principal :</text:p>
      <text:p text:style-name="P3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6">Conducteur</text:p>
          </table:table-cell>
          <table:table-cell table:style-name="Tableau2.A1" office:value-type="string">
            <text:p text:style-name="P6">Gardien</text:p>
          </table:table-cell>
          <table:table-cell table:style-name="Tableau2.C1" office:value-type="string">
            <text:p text:style-name="P6">Système</text:p>
          </table:table-cell>
        </table:table-row>
        <table:table-row>
          <table:table-cell table:style-name="Tableau2.A2" office:value-type="string">
            <text:p text:style-name="P5">N1 : Se place sur la boucle Aval</text:p>
          </table:table-cell>
          <table:table-cell table:style-name="Tableau2.A2" office:value-type="string">
            <text:p text:style-name="P5"/>
          </table:table-cell>
          <table:table-cell table:style-name="Tableau2.C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C2" office:value-type="string">
            <text:p text:style-name="P5">N2 : La barrière s'ouvre</text:p>
          </table:table-cell>
        </table:table-row>
        <table:table-row>
          <table:table-cell table:style-name="Tableau2.A2" office:value-type="string">
            <text:p text:style-name="P5">N3 : Le conducteur avance jusqu'à la boucle Amont </text:p>
          </table:table-cell>
          <table:table-cell table:style-name="Tableau2.A2" office:value-type="string">
            <text:p text:style-name="P5"/>
          </table:table-cell>
          <table:table-cell table:style-name="Tableau2.C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C2" office:value-type="string">
            <text:p text:style-name="P5">N4 : La barrière se ferme</text:p>
          </table:table-cell>
        </table:table-row>
        <table:table-row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C2" office:value-type="string">
            <text:p text:style-name="P5">N5 : Décrémentation du nombre de voiture et affichage sur le moniteur du gardien</text:p>
          </table:table-cell>
        </table:table-row>
        <table:table-row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>N6 : Lie la valeur affiché du nombre de voitures </text:p>
          </table:table-cell>
          <table:table-cell table:style-name="Tableau2.C2" office:value-type="string">
            <text:p text:style-name="P5"/>
          </table:table-cell>
        </table:table-row>
      </table:table>
      <text:p text:style-name="P11"/>
      <text:p text:style-name="P3">3<text:tab/>Scénario alternatifs :</text:p>
      <text:p text:style-name="P3"/>
      <text:p text:style-name="P10">3.1<text:tab/>Scénario alternatif A3 : </text:p>
      <text:p text:style-name="P4"/>
      <text:p text:style-name="P4">Début point N3.</text:p>
      <text:p text:style-name="P4"/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6">Conducteur</text:p>
          </table:table-cell>
          <table:table-cell table:style-name="Tableau3.A1" office:value-type="string">
            <text:p text:style-name="P6">Gardien</text:p>
          </table:table-cell>
          <table:table-cell table:style-name="Tableau3.C1" office:value-type="string">
            <text:p text:style-name="P6">Système</text:p>
          </table:table-cell>
        </table:table-row>
        <table:table-row>
          <table:table-cell table:style-name="Tableau3.A2" office:value-type="string">
            <text:p text:style-name="P5">A3.1 : Le conducteur recule</text:p>
          </table:table-cell>
          <table:table-cell table:style-name="Tableau3.A2" office:value-type="string">
            <text:p text:style-name="P5"/>
          </table:table-cell>
          <table:table-cell table:style-name="Tableau3.C2" office:value-type="string">
            <text:p text:style-name="P5"/>
          </table:table-cell>
        </table:table-row>
        <table:table-row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C2" office:value-type="string">
            <text:p text:style-name="P5">A3.2 : La barrière se ferme</text:p>
          </table:table-cell>
        </table:table-row>
      </table:table>
      <text:p text:style-name="P4"/>
      <text:p text:style-name="P4"><text:soft-page-break/>Retour point N6.</text:p>
      <text:p text:style-name="P4"/>
      <text:p text:style-name="P3">5<text:tab/>Post-conditions</text:p>
      <text:p text:style-name="P4"/>
      <text:list xml:id="list5677610624119014756" text:style-name="L2">
        <text:list-item>
          <text:p text:style-name="P9">Système fonctionnel</text:p>
        </text:list-item>
        <text:list-item>
          <text:p text:style-name="P9">Pas de véhicule sur la boucle Amont</text:p>
        </text:list-item>
        <text:list-item>
          <text:p text:style-name="P9">Pas de véhicule sur la boucle Aval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émi DELAUNE</meta:initial-creator>
    <meta:creation-date>2017-11-13T11:15:17.72</meta:creation-date>
    <dc:date>2017-11-13T11:59:22.90</dc:date>
    <dc:creator>Rémi DELAUNE</dc:creator>
    <meta:editing-duration>PT27M36S</meta:editing-duration>
    <meta:editing-cycles>3</meta:editing-cycles>
    <meta:generator>OpenOffice/4.1.1$Win32 OpenOffice.org_project/411m6$Build-9775</meta:generator>
    <meta:document-statistic meta:table-count="3" meta:image-count="0" meta:object-count="0" meta:page-count="2" meta:paragraph-count="44" meta:word-count="173" meta:character-count="964"/>
  </office:meta>
</office:document-meta>
</file>